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Verdana" svg:font-family="Verdana, Arial, Helvetica, sans-serif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Heading_20_1">
      <style:paragraph-properties fo:line-height="150%"/>
    </style:style>
    <style:style style:name="P3" style:family="paragraph" style:parent-style-name="Standard">
      <style:paragraph-properties fo:line-height="150%"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Konspekt projektu z Sieci Neuronowych</text:p>
      <text:p text:style-name="P5"/>
      <text:p text:style-name="P3">Jakub Ruszkowski</text:p>
      <text:p text:style-name="P3">Mateusz Kaczmarski</text:p>
      <text:h text:style-name="P2" text:outline-level="1">Temat</text:h>
      <text:p text:style-name="P4">Prezentacja możliwości sieci typu autoencoder w oparciu o bibliotekę Encog na przykładzie klasyfikacji rodzajów terenu na zdjęciach satelitarnych.</text:p>
      <text:p text:style-name="P4"><text:span text:style-name="T1"/></text:p>
      <text:h text:style-name="P2" text:outline-level="1"><text:span text:style-name="T1">Opis projektu</text:span></text:h>
      <text:p text:style-name="P1"><text:span text:style-name="T1">Celem projektu jest zaimplementowanie aplikacji ekstrahującej cechy budynków z danego zdjęcia satelitarnego. Aplikacja oznacza na obrazie wejściowym regiony, które klasyfikują się jako budynki.</text:span></text:p>
      <text:h text:style-name="P2" text:outline-level="1">Cel badań</text:h>
      <text:p text:style-name="P1">ŻEBY ZALICZYĆ</text:p>
      <text:h text:style-name="P2" text:outline-level="1">Wykorzystywane techniki</text:h>
      <text:p text:style-name="P1">O Autoencoderze</text:p>
      <text:p text:style-name="P1">+ Encog</text:p>
      <text:p text:style-name="P1">+OpenCV</text:p>
      <text:h text:style-name="P2" text:outline-level="1">Opis danych</text:h>
      <text:h text:style-name="P2" text:outline-level="1">Sposób weryfikacji rezultatów</text:h>
      <text:p text:style-name="P1"/>
      <text:h text:style-name="P2" text:outline-level="1">Literatura bazowa</text:h>
      <text:p text:style-name="P1">http://www.researchgate.net/publication/228717458_Automatic_extraction_of_building_features_fr<text:soft-page-break/>om_high_resolution_satellite_images_using_artificial_neural_networks</text:p>
      <text:p text:style-name="P1">http://www.earsel.org/symposia/2003-symposium-Ghent/pdf/B10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Verdana" svg:font-family="Verdana, Arial, Helvetica, sans-serif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20:12:13.21</meta:creation-date>
    <dc:date>2015-11-09T22:11:44.24</dc:date>
    <meta:editing-duration>PT1H59M30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2" meta:paragraph-count="18" meta:word-count="73" meta:character-count="784"/>
  </office:meta>
</office:document-meta>
</file>